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0d7b8" officeooo:paragraph-rsid="0000d7b8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0d7b8" officeooo:paragraph-rsid="0000d7b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NCIPE :</text:p>
      <text:p text:style-name="P2">La BLL permet de réaliser des actions précise en utilisant des requêtes SQL de la BDD.</text:p>
      <text:p text:style-name="P2"/>
      <text:p text:style-name="P2">Par exemple, on veut ajouter des crédits à un utilisateur, dans ce cas on passera son id et le montant des crédits à ajouter et toute l’action se fera dans la méthode de la BL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_64 LibreOffice_project/90f8dcf33c87b3705e78202e3df5142b201bd805</meta:generator>
    <dc:date>2019-12-16T16:27:50.054000000</dc:date>
    <meta:editing-duration>PT1M38S</meta:editing-duration>
    <meta:editing-cycles>1</meta:editing-cycles>
    <meta:document-statistic meta:table-count="0" meta:image-count="0" meta:object-count="0" meta:page-count="1" meta:paragraph-count="3" meta:word-count="53" meta:character-count="273" meta:non-whitespace-character-count="223"/>
  </office:meta>
</office:document-meta>
</file>